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92cm" style:rel-column-width="10665*"/>
    </style:style>
    <style:style style:name="Таблица1.B" style:family="table-column">
      <style:table-column-properties style:column-width="15.909cm" style:rel-column-width="5487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10.213cm" fo:margin-left="0cm" table:align="left"/>
    </style:style>
    <style:style style:name="Таблица2.A" style:family="table-column">
      <style:table-column-properties style:column-width="6.059cm"/>
    </style:style>
    <style:style style:name="Таблица2.B" style:family="table-column">
      <style:table-column-properties style:column-width="4.154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text-properties fo:language="en" fo:country="US" fo:font-weight="bold" style:font-weight-asian="bold" style:font-size-complex="14pt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10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style="italic" style:font-style-asian="italic" style:font-size-complex="14pt" style:font-style-complex="italic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font-size-complex="14pt"/>
    </style:style>
    <style:style style:name="T12" style:family="text">
      <style:text-properties fo:language="fr" fo:country="FR"/>
    </style:style>
    <style:style style:name="T13" style:family="text">
      <style:text-properties style:font-name="Times New Roman1"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7cm" draw:z-index="0"><draw:image xlink:href="../../odt_eng/images/0003.png" xlink:type="simple" xlink:show="embed" xlink:actuate="onLoad"/></draw:frame></text:span></text:span></text:p>
          </table:table-cell>
          <table:table-cell table:style-name="Таблица1.B1" office:value-type="string">
            <text:h text:style-name="P10" text:outline-level="1">Linear sourc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61cm" svg:height="1.221cm" draw:z-index="0"><draw:image xlink:href="../../odt_eng/images/000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</text:span></text:span><text:span text:style-name="Основной_20_шрифт_20_абзаца"><text:span text:style-name="T2"> and generates the output value calculated as per the formula:</text:span></text:span></text:p>
            <text:p text:style-name="P4"><draw:frame draw:style-name="fr3" draw:name="Object12" text:anchor-type="as-char" svg:width="2.771cm" svg:height="0.564cm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Основной_20_шрифт_20_абзаца"><text:span text:style-name="T10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1" text:anchor-type="as-char" svg:width="1.236cm" svg:height="0.549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2">are for coefficients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3" draw:name="Object2" text:anchor-type="as-char" svg:width="1.087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for output signal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3" draw:name="Object11" text:anchor-type="as-char" svg:width="0.376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</text:span></text:span><text:span text:style-name="Основной_20_шрифт_20_абзаца"><text:span text:style-name="T13">current simulation time</text:span></text:span><text:span text:style-name="Основной_20_шрифт_20_абзаца"><text:span text:style-name="T2"> given in seconds.</text:span></text:span></text:p>
            <text:p text:style-name="Text_20_body"><text:span text:style-name="Основной_20_шрифт_20_абзаца"><text:span text:style-name="T3">Unit properties</text:span></text:span>:</text:p>
            <text:list xml:id="list9198385023547851044" text:style-name="L1">
              <text:list-item>
                <text:p text:style-name="P11"><text:span text:style-name="Основной_20_шрифт_20_абзаца"><text:span text:style-name="T2">Free term</text:span></text:span> – 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Object10" text:anchor-type="as-char" svg:width="0.482cm" svg:height="0.549cm" draw:z-index="0"><draw:object xlink:href="./Object 12" xlink:type="simple" xlink:show="embed" xlink:actuate="onLoad"/><draw:image xlink:href="./ObjectReplacements/Object 12" xlink:type="simple" xlink:show="embed" xlink:actuate="onLoad"/></draw:frame></text:span></text:span>.</text:p>
              </text:list-item>
              <text:list-item>
                <text:p text:style-name="P11"><text:span text:style-name="Основной_20_шрифт_20_абзаца"><text:span text:style-name="T12">Coefficient at t – coefficient</text:span></text:span><text:span text:style-name="Основной_20_шрифт_20_абзаца"><text:span text:style-name="T12"><draw:frame draw:style-name="fr3" draw:name="Object13" text:anchor-type="as-char" svg:width="0.46cm" svg:height="0.549cm" draw:z-index="0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Основной_20_шрифт_20_абзаца"><text:span text:style-name="T12">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7">vectors</text:span></text:span><text:span text:style-name="Основной_20_шрифт_20_абзаца"><text:span text:style-name="T7"><draw:frame draw:style-name="fr3" draw:name="Объект2" text:anchor-type="as-char" svg:width="3.406cm" svg:height="0.684cm" draw:z-index="0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Основной_20_шрифт_20_абзаца"><text:span text:style-name="T2">and</text:span></text:span><text:span text:style-name="Основной_20_шрифт_20_абзаца"><text:span text:style-name="T2"><draw:frame draw:style-name="fr3" draw:name="Объект3" text:anchor-type="as-char" svg:width="3.337cm" svg:height="0.728cm" draw:z-index="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Основной_20_шрифт_20_абзаца"><text:span text:style-name="T10">, </text:span></text:span><text:span text:style-name="Основной_20_шрифт_20_абзаца"><text:span text:style-name="T2">the dimens</text:span></text:span><text:span text:style-name="Основной_20_шрифт_20_абзаца"><text:span text:style-name="T2">ions of which shall be the same;</text:span></text:span><text:span text:style-name="Основной_20_шрифт_20_абзаца"><text:span text:style-name="T2"> in this case the </text:span></text:span><text:span text:style-name="Основной_20_шрифт_20_абзаца"><text:span text:style-name="T7">vector</text:span></text:span><text:span text:style-name="Основной_20_шрифт_20_абзаца"><text:span text:style-name="T2"> will also be at the output:</text:span></text:span></text:p>
            <text:p text:style-name="P4"><draw:frame draw:style-name="fr3" draw:name="Объект1" text:anchor-type="as-char" svg:width="5.112cm" svg:height="1.286cm" draw:z-index="0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Text_20_body"><text:span text:style-name="Основной_20_шрифт_20_абзаца"><text:span text:style-name="T6">Examples of filling in the dialog window for unit properties</text:span></text:span><text:span text:style-name="Основной_20_шрифт_20_абзаца"><text:span text:style-name="T10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6">Name</text:p>
                </table:table-cell>
                <table:table-cell table:style-name="Таблица2.B2" office:value-type="string">
                  <text:p text:style-name="P6">Value</text:p>
                </table:table-cell>
              </table:table-row>
              <table:table-row>
                <table:table-cell table:style-name="Таблица2.A3" office:value-type="string">
                  <text:p text:style-name="P5">Free term</text:p>
                </table:table-cell>
                <table:table-cell table:style-name="Таблица2.B3" office:value-type="string">
                  <text:p text:style-name="P8">[2]</text:p>
                </table:table-cell>
              </table:table-row>
              <table:table-row>
                <table:table-cell table:style-name="Таблица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10"> </text:span></text:span><text:span text:style-name="Основной_20_шрифт_20_абзаца"><text:span text:style-name="T2">t</text:span></text:span></text:p>
                </table:table-cell>
                <table:table-cell table:style-name="Таблица2.B3" office:value-type="string">
                  <text:p text:style-name="P8">[5]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6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Free term</text:p>
                </table:table-cell>
                <table:table-cell table:style-name="Таблица2.B3" office:value-type="string">
                  <text:p text:style-name="P8">[a1]</text:p>
                </table:table-cell>
              </table:table-row>
              <table:table-row>
                <table:table-cell table:style-name="Таблица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10"> </text:span></text:span><text:span text:style-name="Основной_20_шрифт_20_абзаца"><text:span text:style-name="T2">t</text:span></text:span></text:p>
                </table:table-cell>
                <table:table-cell table:style-name="Таблица2.B3" office:value-type="string">
                  <text:p text:style-name="P8">[b1]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  <text:p text:style-name="Text_20_body"><text:span text:style-name="Основной_20_шрифт_20_абзаца"><text:span text:style-name="T11"/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6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Free term</text:p>
                </table:table-cell>
                <table:table-cell table:style-name="Таблица2.B3" office:value-type="string">
                  <text:p text:style-name="P8">[a1]</text:p>
                </table:table-cell>
              </table:table-row>
              <table:table-row>
                <table:table-cell table:style-name="Таблица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10"> </text:span></text:span><text:span text:style-name="Основной_20_шрифт_20_абзаца"><text:span text:style-name="T2">t</text:span></text:span></text:p>
                </table:table-cell>
                <table:table-cell table:style-name="Таблица2.B3" office:value-type="string">
                  <text:p text:style-name="P8">[5]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Vector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0">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6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Text_20_body"><text:span text:style-name="Основной_20_шрифт_20_абзаца"><text:span text:style-name="T2">Free term</text:span></text:span></text:p>
                </table:table-cell>
                <table:table-cell table:style-name="Таблица2.B3" office:value-type="string">
                  <text:p text:style-name="P8">[1,1,4,2]</text:p>
                </table:table-cell>
              </table:table-row>
              <table:table-row>
                <table:table-cell table:style-name="Таблица2.A3" office:value-type="string">
                  <text:p text:style-name="Text_20_body"><text:span text:style-name="Основной_20_шрифт_20_абзаца"><text:span text:style-name="T2">Coefficient at</text:span></text:span><text:span text:style-name="Основной_20_шрифт_20_абзаца"><text:span text:style-name="T10"> </text:span></text:span><text:span text:style-name="Основной_20_шрифт_20_абзаца"><text:span text:style-name="T2">t</text:span></text:span></text:p>
                </table:table-cell>
                <table:table-cell table:style-name="Таблица2.B3" office:value-type="string">
                  <text:p text:style-name="P8">[2,3,b3,b4]</text:p>
                </table:table-cell>
              </table:table-row>
            </table:table>
            <text:p text:style-name="P7">Notes:</text:p>
            <text:list xml:id="list6882076343541163659" text:style-name="L2">
              <text:list-item>
                <text:p text:style-name="P12"><text:span text:style-name="Основной_20_шрифт_20_абзаца"><text:span text:style-name="T6">By default the unit generates a </text:span></text:span><text:span text:style-name="Основной_20_шрифт_20_абзаца"><text:span text:style-name="T9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2"><text:span text:style-name="Основной_20_шрифт_20_абзаца"><text:span text:style-name="T6">Named properties are set up as </text:span></text:span><text:span text:style-name="Основной_20_шрифт_20_абзаца"><text:span text:style-name="T8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8">Graphics</text:span></text:span><text:span text:style-name="Основной_20_шрифт_20_абзаца"><text:span text:style-name="T6"> → </text:span></text:span><text:span text:style-name="Основной_20_шрифт_20_абзаца"><text:span text:style-name="T9">Signals</text:span></text:span><text:span text:style-name="Основной_20_шрифт_20_абзаца"><text:span text:style-name="T6"> main menu option.</text:span></text:span></text:p>
              </text:list-item>
            </text:list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Задание_20_свойств" style:display-name="Задание свойств" style:family="paragraph" style:next-style-name="Text_20_body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инейный источник</dc:title>
    <meta:creation-date>2012-04-09T06:32:00</meta:creation-date>
    <dc:date>2012-04-25T08:25:33.22</dc:date>
    <meta:editing-cycles>9</meta:editing-cycles>
    <meta:editing-duration>PT5H29M14S</meta:editing-duration>
    <meta:document-statistic meta:character-count="1032" meta:image-count="2" meta:object-count="9" meta:page-count="2" meta:paragraph-count="46" meta:table-count="2" meta:word-count="18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3.odt/Normal.dotm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t</mi>
          </mrow>
        </mrow>
      </mrow>
    </mrow>
    <annotation encoding="StarMath 5.0">y(t) = a + b cdot t
</annotation>
  </semantics>
</math>
</file>

<file path=Object 11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12/content.xml><?xml version="1.0" encoding="utf-8"?>
<math xmlns="http://www.w3.org/1998/Math/MathML">
  <semantics>
    <mrow>
      <mi>a</mi>
    </mrow>
    <annotation encoding="StarMath 5.0">a</annotation>
  </semantics>
</math>
</file>

<file path=Object 13/content.xml><?xml version="1.0" encoding="utf-8"?>
<math xmlns="http://www.w3.org/1998/Math/MathML">
  <semantics>
    <mrow>
      <mi>b</mi>
    </mrow>
    <annotation encoding="StarMath 5.0">b</annotation>
  </semantics>
</math>
</file>

<file path=Object 14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15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

<file path=Object 1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text>or</mtext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"or"
newline
y_i(t) = a_i + b_i cdot t, ~ i = 1...n.
</annotation>
  </semantics>
</math>
</file>

<file path=Object 2/content.xml><?xml version="1.0" encoding="utf-8"?>
<math xmlns="http://www.w3.org/1998/Math/MathML">
  <semantics>
    <mrow>
      <mi>t</mi>
    </mrow>
    <annotation encoding="StarMath 5.0">t</annotation>
  </semantics>
</math>
</file>